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ans1" svg:font-family="'Liberation Sans'" style:font-adornments="Regular" style:font-family-generic="swiss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7.59cm" fo:break-before="page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.097cm" fo:border-left="0.3pt solid #000000" fo:border-right="0.3pt solid #000000" fo:border-top="0.3pt solid #000000" fo:border-bottom="none"/>
    </style:style>
    <style:style style:name="Tableau2.A2" style:family="table-cell">
      <style:table-cell-properties fo:padding="0.097cm" fo:border-left="0.3pt solid #000000" fo:border-right="0.3pt solid #000000" fo:border-top="none" fo:border-bottom="none"/>
    </style:style>
    <style:style style:name="Tableau2.A5" style:family="table-cell">
      <style:table-cell-properties fo:padding="0.097cm" fo:border-left="0.3pt solid #000000" fo:border-right="0.3pt solid #000000" fo:border-top="none" fo:border-bottom="0.3pt solid #000000"/>
    </style:style>
    <style:style style:name="Tableau1" style:family="table">
      <style:table-properties style:width="17.632cm" fo:margin-left="-0.032cm" table:align="left"/>
    </style:style>
    <style:style style:name="Tableau1.A" style:family="table-column">
      <style:table-column-properties style:column-width="6.927cm"/>
    </style:style>
    <style:style style:name="Tableau1.B" style:family="table-column">
      <style:table-column-properties style:column-width="5.918cm"/>
    </style:style>
    <style:style style:name="Tableau1.C" style:family="table-column">
      <style:table-column-properties style:column-width="4.787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1.C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6.35cm" style:rel-column-width="23658*"/>
    </style:style>
    <style:style style:name="Tableau3.B" style:family="table-column">
      <style:table-column-properties style:column-width="11.24cm" style:rel-column-width="41877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B1" style:family="table-cell">
      <style:table-cell-properties fo:padding="0.097cm" fo:border-left="none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0.05pt solid #000000" fo:border-top="none" fo:border-bottom="none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none" fo:border-right="0.05pt solid #000000" fo:border-top="none" fo:border-bottom="0.05pt solid #000000"/>
    </style:style>
    <style:style style:name="Tableau6" style:family="table">
      <style:table-properties style:width="17.607cm" fo:margin-left="-0.028cm" table:align="left"/>
    </style:style>
    <style:style style:name="Tableau6.A" style:family="table-column">
      <style:table-column-properties style:column-width="17.607cm"/>
    </style:style>
    <style:style style:name="Tableau6.A1" style:family="table-cell">
      <style:table-cell-properties fo:padding="0.097cm" fo:border="none"/>
    </style:style>
    <style:style style:name="Tableau8" style:family="table">
      <style:table-properties style:width="17.413cm" table:align="margins"/>
    </style:style>
    <style:style style:name="Tableau8.A" style:family="table-column">
      <style:table-column-properties style:column-width="5.805cm" style:rel-column-width="21845*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none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none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BE" officeooo:paragraph-rsid="00356202"/>
    </style:style>
    <style:style style:name="P2" style:family="paragraph" style:parent-style-name="Standard">
      <style:text-properties style:text-underline-style="none" fo:font-weight="normal" officeooo:rsid="004f2956" fo:background-color="#ffff00" style:font-weight-asian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3e08ce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c03d46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d8c725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ans2" fo:language="fr" fo:country="BE" officeooo:rsid="00c03d46" officeooo:paragraph-rsid="00c03d46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ans2" fo:language="fr" fo:country="BE" officeooo:rsid="00c03d46" officeooo:paragraph-rsid="00d6dcbb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2" fo:font-size="12pt" fo:language="fr" fo:country="BE" fo:font-weight="normal" officeooo:paragraph-rsid="00c36bd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2" fo:font-size="12pt" fo:language="fr" fo:country="BE" fo:font-weight="normal" officeooo:rsid="00bf7f49" officeooo:paragraph-rsid="00c36bd7" style:font-size-asian="12pt" style:font-weight-asian="normal" style:font-size-complex="12pt" style:font-weight-complex="normal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2" fo:font-size="14pt" fo:language="fr" fo:country="BE" fo:font-style="italic" fo:font-weight="bold" officeooo:rsid="00670433" officeooo:paragraph-rsid="00bded11" fo:background-color="transparent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2" fo:font-size="12pt" fo:font-style="italic" fo:font-weight="normal" officeooo:rsid="00670433" officeooo:paragraph-rsid="00bc6eae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2" fo:font-size="12pt" fo:language="fr" fo:country="BE" fo:font-style="italic" fo:font-weight="normal" officeooo:rsid="00670433" officeooo:paragraph-rsid="00bded11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2" fo:font-size="12pt" fo:font-weight="normal" officeooo:rsid="00670433" officeooo:paragraph-rsid="00670433" style:font-name-asian="DejaVu Sans" style:font-size-asian="12pt" style:font-weight-asian="normal" style:font-name-complex="DejaVu Sans" style:font-size-complex="12pt" style:font-weight-complex="normal"/>
    </style:style>
    <style:style style:name="P15" style:family="paragraph" style:parent-style-name="Table_20_Contents">
      <style:text-properties style:font-name="Liberation Sans2" fo:font-size="12pt" style:text-underline-style="solid" style:text-underline-width="auto" style:text-underline-color="font-color" officeooo:rsid="009007a6" officeooo:paragraph-rsid="009007a6" style:font-size-asian="12pt" style:font-size-complex="12pt"/>
    </style:style>
    <style:style style:name="P16" style:family="paragraph" style:parent-style-name="Table_20_Contents">
      <style:text-properties style:font-name="Liberation Sans2" fo:font-size="12pt" style:text-underline-style="solid" style:text-underline-width="auto" style:text-underline-color="font-color" officeooo:rsid="00d8c725" officeooo:paragraph-rsid="00d8c725" style:font-size-asian="12pt" style:font-size-complex="12pt"/>
    </style:style>
    <style:style style:name="P17" style:family="paragraph" style:parent-style-name="Table_20_Contents">
      <style:text-properties style:font-name="Liberation Sans2" fo:font-size="12pt" style:font-size-asian="12pt" style:font-size-complex="12pt"/>
    </style:style>
    <style:style style:name="P18" style:family="paragraph" style:parent-style-name="Table_20_Contents">
      <style:text-properties style:font-name="Liberation Sans2" fo:font-size="12pt" officeooo:paragraph-rsid="00c7967c" style:font-size-asian="12pt" style:font-size-complex="12pt"/>
    </style:style>
    <style:style style:name="P19" style:family="paragraph" style:parent-style-name="Table_20_Contents">
      <style:text-properties style:font-name="Liberation Sans2" fo:font-size="12pt" officeooo:paragraph-rsid="00d8c725" style:font-size-asian="12pt" style:font-size-complex="12pt"/>
    </style:style>
    <style:style style:name="P20" style:family="paragraph" style:parent-style-name="Table_20_Contents">
      <style:text-properties style:font-name="Liberation Sans2" fo:font-size="12pt" officeooo:rsid="00bf7f49" officeooo:paragraph-rsid="00ce1d37" fo:background-color="transparent" style:font-size-asian="12pt" style:font-size-complex="12pt"/>
    </style:style>
    <style:style style:name="P21" style:family="paragraph" style:parent-style-name="Table_20_Contents">
      <style:text-properties style:font-name="Liberation Sans2" fo:font-size="12pt" officeooo:rsid="009007a6" officeooo:paragraph-rsid="00c36bd7" fo:background-color="transparen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2" fo:font-size="12pt" fo:font-weight="bold" officeooo:rsid="00bf7f49" officeooo:paragraph-rsid="00df19bf" fo:background-color="transparent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2" fo:font-size="10pt" fo:font-weight="bold" officeooo:rsid="00e851ef" officeooo:paragraph-rsid="00e851ef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Liberation Sans2" fo:font-size="10pt" officeooo:rsid="00bf7f49" officeooo:paragraph-rsid="00e768d5" fo:background-color="transparent" style:font-size-asian="10pt" style:font-size-complex="10pt"/>
    </style:style>
    <style:style style:name="P25" style:family="paragraph" style:parent-style-name="Table_20_Contents">
      <style:text-properties style:font-name="Liberation Sans2" fo:font-size="10pt" officeooo:rsid="00bf7f49" officeooo:paragraph-rsid="00e08973" fo:background-color="transparent" style:font-size-asian="10pt" style:font-size-complex="10pt"/>
    </style:style>
    <style:style style:name="P26" style:family="paragraph" style:parent-style-name="Table_20_Contents">
      <style:text-properties style:font-name="Liberation Sans2" fo:font-size="10pt" officeooo:rsid="00bf7f49" officeooo:paragraph-rsid="00e8ae22" fo:background-color="transparent" style:font-size-asian="10pt" style:font-size-complex="10pt"/>
    </style:style>
    <style:style style:name="P27" style:family="paragraph" style:parent-style-name="Table_20_Contents">
      <style:text-properties style:font-name="Liberation Sans2" fo:font-size="10pt" officeooo:rsid="00bf7f49" officeooo:paragraph-rsid="00e93158" fo:background-color="transparent" style:font-size-asian="10pt" style:font-size-complex="10pt"/>
    </style:style>
    <style:style style:name="P28" style:family="paragraph" style:parent-style-name="Table_20_Contents">
      <style:text-properties style:font-name="Liberation Sans2" fo:font-size="10pt" officeooo:rsid="00df19bf" officeooo:paragraph-rsid="00df19bf" fo:background-color="transparent" style:font-size-asian="10pt" style:font-size-complex="10pt"/>
    </style:style>
    <style:style style:name="P29" style:family="paragraph" style:parent-style-name="Table_20_Contents">
      <style:text-properties style:font-name="Liberation Sans2" fo:font-size="10pt" officeooo:rsid="00df19bf" officeooo:paragraph-rsid="00e39d7e" fo:background-color="transparent" style:font-size-asian="10pt" style:font-size-complex="10pt"/>
    </style:style>
    <style:style style:name="P30" style:family="paragraph" style:parent-style-name="Table_20_Contents">
      <style:text-properties style:font-name="Liberation Sans2" fo:font-size="10pt" officeooo:rsid="00df19bf" officeooo:paragraph-rsid="00e8ae22" fo:background-color="transparent" style:font-size-asian="10pt" style:font-size-complex="10pt"/>
    </style:style>
    <style:style style:name="P31" style:family="paragraph" style:parent-style-name="Table_20_Contents">
      <style:text-properties style:font-name="Liberation Sans2" fo:font-size="10pt" officeooo:rsid="00df19bf" officeooo:paragraph-rsid="00e93158" fo:background-color="transparent" style:font-size-asian="10pt" style:font-size-complex="10pt"/>
    </style:style>
    <style:style style:name="P32" style:family="paragraph" style:parent-style-name="Table_20_Contents">
      <style:text-properties style:font-name="Liberation Sans2" fo:font-size="10pt" officeooo:rsid="00df19bf" officeooo:paragraph-rsid="00ea5abc" fo:background-color="transparent" style:font-size-asian="10pt" style:font-size-complex="10pt"/>
    </style:style>
    <style:style style:name="P33" style:family="paragraph" style:parent-style-name="Table_20_Contents">
      <style:text-properties style:font-name="Liberation Sans2" fo:font-size="10pt" officeooo:rsid="00df19bf" officeooo:paragraph-rsid="00ebb785" fo:background-color="transparent" style:font-size-asian="10pt" style:font-size-complex="10pt"/>
    </style:style>
    <style:style style:name="P34" style:family="paragraph" style:parent-style-name="Table_20_Heading">
      <style:paragraph-properties fo:text-align="start" style:justify-single-word="false"/>
      <style:text-properties style:use-window-font-color="true" style:font-name="Liberation Sans2" fo:font-size="12pt" fo:language="fr" fo:country="BE" fo:font-weight="normal" officeooo:rsid="008aea1b" officeooo:paragraph-rsid="00c36bd7" style:font-size-asian="12pt" style:font-weight-asian="normal" style:font-size-complex="12pt" style:font-weight-complex="normal"/>
    </style:style>
    <style:style style:name="P35" style:family="paragraph" style:parent-style-name="Table_20_Heading">
      <style:paragraph-properties fo:text-align="start" style:justify-single-word="false"/>
      <style:text-properties style:use-window-font-color="true" style:font-name="Liberation Sans2" fo:font-size="12pt" fo:language="fr" fo:country="BE" fo:font-weight="normal" officeooo:rsid="004f2956" officeooo:paragraph-rsid="00c36bd7" style:font-size-asian="12pt" style:font-weight-asian="normal" style:font-size-complex="12pt" style:font-weight-complex="normal"/>
    </style:style>
    <style:style style:name="P36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37" style:family="paragraph" style:parent-style-name="Standard" style:master-page-name="Standard">
      <style:paragraph-properties style:page-number="auto" fo:break-before="auto" fo:break-after="auto"/>
      <style:text-properties style:font-name="Liberation Sans2" fo:font-size="12pt" fo:language="fr" fo:country="BE" officeooo:rsid="00bf7f49" officeooo:paragraph-rsid="00cccc0b" fo:background-color="transparent" style:font-size-asian="12pt" style:font-size-complex="12pt"/>
    </style:style>
    <style:style style:name="P38" style:family="paragraph" style:parent-style-name="Standard" style:master-page-name="Standard">
      <style:paragraph-properties style:page-number="auto" fo:break-before="auto" fo:break-after="auto"/>
      <style:text-properties style:font-name="Liberation Sans2" fo:font-size="12pt" fo:language="fr" fo:country="BE" officeooo:rsid="00bf7f49" officeooo:paragraph-rsid="00d8c725" fo:background-color="transparent" style:font-size-asian="12pt" style:font-size-complex="12pt"/>
    </style:style>
    <style:style style:name="P39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2" fo:font-size="12pt" fo:language="fr" fo:country="BE" fo:font-weight="bold" officeooo:rsid="00670433" officeooo:paragraph-rsid="00cccc0b" style:font-name-asian="DejaVu Sans" style:font-size-asian="12pt" style:font-weight-asian="bold" style:font-name-complex="DejaVu Sans" style:font-size-complex="12pt" style:font-weight-complex="bold"/>
    </style:style>
    <style:style style:name="P40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2" fo:font-size="12pt" fo:language="fr" fo:country="BE" fo:font-weight="bold" officeooo:rsid="00670433" officeooo:paragraph-rsid="00d8c725" style:font-name-asian="DejaVu Sans" style:font-size-asian="12pt" style:font-weight-asian="bold" style:font-name-complex="DejaVu Sans" style:font-size-complex="12pt" style:font-weight-complex="bold"/>
    </style:style>
    <style:style style:name="P41" style:family="paragraph" style:parent-style-name="Standard">
      <style:paragraph-properties fo:margin-left="0cm" fo:margin-right="0cm" fo:text-indent="0cm" style:auto-text-indent="false" fo:break-before="page"/>
      <style:text-properties style:font-name="Liberation Sans2" fo:language="fr" fo:country="BE" officeooo:rsid="00d6dcbb" officeooo:paragraph-rsid="00d681b5"/>
    </style:style>
    <style:style style:name="T1" style:family="text">
      <style:text-properties fo:language="fr" fo:country="BE"/>
    </style:style>
    <style:style style:name="T2" style:family="text">
      <style:text-properties fo:language="fr" fo:country="BE" fo:font-style="italic" fo:font-weight="bold" officeooo:rsid="00836a89" fo:background-color="#ffff66" style:font-name-asian="DejaVu Sans" style:font-style-asian="italic" style:font-weight-asian="bold" style:font-name-complex="DejaVu Sans" style:font-style-complex="italic" style:font-weight-complex="bold"/>
    </style:style>
    <style:style style:name="T3" style:family="text">
      <style:text-properties fo:language="fr" fo:country="BE" fo:font-style="italic" fo:font-weight="bold" officeooo:rsid="00836a89" style:font-name-asian="DejaVu Sans" style:font-style-asian="italic" style:font-weight-asian="bold" style:font-name-complex="DejaVu Sans" style:font-style-complex="italic" style:font-weight-complex="bold"/>
    </style:style>
    <style:style style:name="T4" style:family="text">
      <style:text-properties fo:language="fr" fo:country="BE" fo:font-style="italic" fo:font-weight="bold" officeooo:rsid="00e93158" style:font-name-asian="DejaVu Sans" style:font-style-asian="italic" style:font-weight-asian="bold" style:font-name-complex="DejaVu Sans" style:font-style-complex="italic" style:font-weight-complex="bold"/>
    </style:style>
    <style:style style:name="T5" style:family="text">
      <style:text-properties fo:language="fr" fo:country="BE" fo:font-style="italic" fo:font-weight="bold" officeooo:rsid="00836a89" fo:background-color="transparent" style:font-name-asian="DejaVu Sans" style:font-style-asian="italic" style:font-weight-asian="bold" style:font-name-complex="DejaVu Sans" style:font-style-complex="italic" style:font-weight-complex="bold"/>
    </style:style>
    <style:style style:name="T6" style:family="text">
      <style:text-properties fo:language="fr" fo:country="BE" fo:font-style="italic" officeooo:rsid="00836a89" style:font-name-asian="DejaVu Sans" style:font-style-asian="italic" style:font-name-complex="DejaVu Sans" style:font-style-complex="italic"/>
    </style:style>
    <style:style style:name="T7" style:family="text">
      <style:text-properties fo:language="fr" fo:country="BE" fo:font-style="italic" officeooo:rsid="00836a89" fo:background-color="#ff6600" style:font-name-asian="DejaVu Sans" style:font-style-asian="italic" style:font-name-complex="DejaVu Sans" style:font-style-complex="italic"/>
    </style:style>
    <style:style style:name="T8" style:family="text">
      <style:text-properties officeooo:rsid="008aea1b"/>
    </style:style>
    <style:style style:name="T9" style:family="text">
      <style:text-properties officeooo:rsid="00bc6eae"/>
    </style:style>
    <style:style style:name="T10" style:family="text">
      <style:text-properties officeooo:rsid="00bded11"/>
    </style:style>
    <style:style style:name="T11" style:family="text">
      <style:text-properties officeooo:rsid="00836a89" fo:background-color="#ffff66"/>
    </style:style>
    <style:style style:name="T12" style:family="text">
      <style:text-properties officeooo:rsid="00bf7f49"/>
    </style:style>
    <style:style style:name="T13" style:family="text">
      <style:text-properties fo:font-style="italic" fo:font-weight="bold" officeooo:rsid="00836a89" fo:background-color="#ffff66" style:font-name-asian="DejaVu Sans" style:font-style-asian="italic" style:font-weight-asian="bold" style:font-name-complex="DejaVu Sans" style:font-style-complex="italic" style:font-weight-complex="bold"/>
    </style:style>
    <style:style style:name="T14" style:family="text">
      <style:text-properties fo:font-style="italic" fo:font-weight="bold" officeooo:rsid="00836a89" fo:background-color="transparent" style:font-name-asian="DejaVu Sans" style:font-style-asian="italic" style:font-weight-asian="bold" style:font-name-complex="DejaVu Sans" style:font-style-complex="italic" style:font-weight-complex="bold"/>
    </style:style>
    <style:style style:name="T15" style:family="text">
      <style:text-properties officeooo:rsid="00d6dcbb"/>
    </style:style>
    <style:style style:name="T16" style:family="text">
      <style:text-properties officeooo:rsid="00db9d10"/>
    </style:style>
    <style:style style:name="T17" style:family="text">
      <style:text-properties officeooo:rsid="00df19bf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arbre in objects"&gt;</text:placeholder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4"><text:span text:style-name="T9">Équipement </text:span>: <text:span text:style-name="T1"><text:placeholder text:placeholder-type="text">&lt;arbre.equipement.code&gt;</text:placeholder></text:span></text:p>
          </table:table-cell>
        </table:table-row>
        <table:table-row>
          <table:table-cell table:style-name="Tableau2.A2" office:value-type="string">
            <text:p text:style-name="P12"><text:span text:style-name="T9">Unité de gestion :</text:span> <text:span text:style-name="T1"><text:placeholder text:placeholder-type="text">&lt;arbre.ug.code&gt;</text:placeholder></text:span></text:p>
          </table:table-cell>
        </table:table-row>
        <table:table-row>
          <table:table-cell table:style-name="Tableau2.A2" office:value-type="string">
            <text:p text:style-name="P12"><text:span text:style-name="T9">Station : </text:span><text:span text:style-name="T1"><text:placeholder text:placeholder-type="text">&lt;arbre.station.code&gt;</text:placeholder></text:span></text:p>
          </table:table-cell>
        </table:table-row>
        <table:table-row>
          <table:table-cell table:style-name="Tableau2.A2" office:value-type="string">
            <text:p text:style-name="P13"><text:span text:style-name="T10">Emplacement : </text:span><text:placeholder text:placeholder-type="text">&lt;arbre.emplacement.code&gt;</text:placeholder></text:p>
          </table:table-cell>
        </table:table-row>
        <table:table-row>
          <table:table-cell table:style-name="Tableau2.A5" office:value-type="string">
            <text:p text:style-name="P11"><text:span text:style-name="T10">Arbre : </text:span><text:span text:style-name="T11"><text:placeholder text:placeholder-type="text">&lt;arbre.code&gt;</text:placeholder></text:span></text:p>
          </table:table-cell>
        </table:table-row>
      </table:table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34"><text:span text:style-name="T12">Date </text:span>: <text:span text:style-name="T13"><text:placeholder text:placeholder-type="text">&lt;arbre.date&gt;</text:placeholder></text:span></text:p>
            </table:table-cell>
            <table:table-cell table:style-name="Tableau1.B1" office:value-type="string">
              <text:p text:style-name="P35"><text:span text:style-name="T12">Compteur : </text:span><text:span text:style-name="T14"><text:placeholder text:placeholder-type="text">&lt;arbre.compteur&gt;</text:placeholder></text:span></text:p>
            </table:table-cell>
            <table:table-cell table:style-name="Tableau1.C1" office:value-type="string">
              <text:p text:style-name="P34"><text:span text:style-name="T12">An </text:span>: <text:span text:style-name="T14"><text:placeholder text:placeholder-type="text">&lt;arbre.an&gt;</text:placeholder></text:span></text:p>
            </table:table-cell>
          </table:table-row>
        </table:table-header-rows>
        <table:table-row>
          <table:table-cell table:style-name="Tableau1.A2" office:value-type="string">
            <text:p text:style-name="P8"><text:span text:style-name="T12">Diamètre : </text:span><text:span text:style-name="T14"><text:placeholder text:placeholder-type="text">&lt;arbre.diametre&gt;</text:placeholder></text:span></text:p>
          </table:table-cell>
          <table:table-cell table:style-name="Tableau1.B2" table:number-columns-spanned="2" office:value-type="string">
            <text:p text:style-name="P9"><text:span text:style-name="T8">P</text:span>lantation : <text:span text:style-name="T13"><text:placeholder text:placeholder-type="text">&lt;arbre.plantation&gt;</text:placeholder></text:span></text:p>
          </table:table-cell>
          <table:covered-table-cell/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Renseignements généraux</text:p>
          </table:table-cell>
          <table:table-cell table:style-name="Tableau3.B1" office:value-type="string">
            <text:p text:style-name="P17"/>
          </table:table-cell>
        </table:table-row>
        <table:table-row>
          <table:table-cell table:style-name="Tableau3.A2" table:number-columns-spanned="2" office:value-type="string">
            <text:p text:style-name="P21">S<text:span text:style-name="T12">ituation : </text:span><text:span text:style-name="T3"><text:placeholder text:placeholder-type="text">&lt;arbre.situation&gt;</text:placeholder>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37"><text:placeholder text:placeholder-type="text">&lt;for each="taxon in arbre.essence"&gt;</text:placeholder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20">Essence : <text:span text:style-name="T3"><text:s/></text:span><text:span text:style-name="T2"><text:placeholder text:placeholder-type="text">&lt;taxon.nom_complet&gt;</text:placeholder></text:span><text:span text:style-name="T3"> / </text:span><text:span text:style-name="T2"><text:placeholder text:placeholder-type="text">&lt;taxon.nom_vern&gt;</text:placeholder>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39"><text:placeholder text:placeholder-type="text">&lt;/for&gt;</text:placeholder></text:p>
          </table:table-cell>
          <table:covered-table-cell/>
        </table:table-row>
        <table:table-row>
          <table:table-cell table:style-name="Tableau3.A6" office:value-type="string">
            <text:p text:style-name="P18"><text:span text:style-name="T12">Fosse : </text:span><text:span text:style-name="T5"><text:placeholder text:placeholder-type="text">&lt;arbre.fosse&gt;</text:placeholder></text:span></text:p>
          </table:table-cell>
          <table:table-cell table:style-name="Tableau3.B6" office:value-type="string">
            <text:p text:style-name="P19"><text:span text:style-name="T12">Motif : </text:span><text:span text:style-name="T5"><text:placeholder text:placeholder-type="text">&lt;arbre.motif&gt;</text:placeholder></text:span></text:p>
          </table:table-cell>
        </table:table-row>
      </table:table>
      <text:p text:style-name="P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6">Évolution des mesures</text:p>
          </table:table-cell>
        </table:table-row>
        <table:table-row>
          <table:table-cell table:style-name="Tableau6.A1" office:value-type="string">
            <text:p text:style-name="P38"><text:placeholder text:placeholder-type="text">&lt;for each="evol in arbre.evolution"&gt;</text:placeholder></text:p>
          </table:table-cell>
        </table:table-row>
        <table:table-row>
          <table:table-cell table:style-name="Tableau6.A1" office:value-type="string">
            <table:table table:name="Tableau8" table:style-name="Tableau8">
              <table:table-column table:style-name="Tableau8.A" table:number-columns-repeated="3"/>
              <table:table-row>
                <table:table-cell table:style-name="Tableau8.A1" table:number-columns-spanned="3" office:value-type="string">
                  <text:p text:style-name="P23">B<text:span text:style-name="T17">ilan du </text:span><text:span text:style-name="T6"><text:placeholder text:placeholder-type="text">&lt;evol.date&gt;</text:placeholder></text:span><text:span text:style-name="T17"> : </text:span><text:span text:style-name="T7"><text:placeholder text:placeholder-type="text">&lt;evol.bilan.name&gt;</text:placeholder></text:span></text:p>
                </table:table-cell>
                <table:covered-table-cell/>
                <table:covered-table-cell/>
              </table:table-row>
              <table:table-row>
                <table:table-cell table:style-name="Tableau8.A2" office:value-type="string">
                  <text:p text:style-name="P24"><text:span text:style-name="T16">Date </text:span>: <text:span text:style-name="T3"><text:s/></text:span><text:span text:style-name="T3"><text:placeholder text:placeholder-type="text">&lt;evol.date&gt;</text:placeholder></text:span></text:p>
                </table:table-cell>
                <table:table-cell table:style-name="Tableau8.B2" office:value-type="string">
                  <text:p text:style-name="P28">Mécanique : <text:span text:style-name="T3"><text:placeholder text:placeholder-type="text">&lt;evol.mecanique&gt;</text:placeholder></text:span></text:p>
                </table:table-cell>
                <table:table-cell table:style-name="Tableau8.C2" office:value-type="string">
                  <text:p text:style-name="P33">Vigueur : <text:span text:style-name="T3"><text:placeholder text:placeholder-type="text">&lt;evol.vigueur&gt;</text:placeholder></text:span></text:p>
                </table:table-cell>
              </table:table-row>
              <table:table-row>
                <table:table-cell table:style-name="Tableau8.A6" office:value-type="string">
                  <text:p text:style-name="P25">P<text:span text:style-name="T17">aysager : </text:span><text:span text:style-name="T3"><text:placeholder text:placeholder-type="text">&lt;evol.paysager.name&gt;</text:placeholder></text:span></text:p>
                </table:table-cell>
                <table:table-cell table:style-name="Tableau8.B6" office:value-type="string">
                  <text:p text:style-name="P29">Ht :<text:span text:style-name="T3"><text:placeholder text:placeholder-type="text">&lt;evol.ht&gt;</text:placeholder></text:span><text:span text:style-name="T3"> </text:span><text:span text:style-name="T4">m</text:span></text:p>
                </table:table-cell>
                <table:table-cell table:style-name="Tableau8.C6" office:value-type="string">
                  <text:p text:style-name="P29">H fût : <text:span text:style-name="T3"><text:placeholder text:placeholder-type="text">&lt;evol.hfut&gt;</text:placeholder></text:span><text:span text:style-name="T3"> </text:span><text:span text:style-name="T4">m</text:span></text:p>
                </table:table-cell>
              </table:table-row>
              <table:table-row>
                <table:table-cell table:style-name="Tableau8.A6" office:value-type="string">
                  <text:p text:style-name="P29">Larg. Houp. Voie : <text:span text:style-name="T3"><text:placeholder text:placeholder-type="text">&lt;evol.larghoupvoie&gt;</text:placeholder></text:span><text:span text:style-name="T3"> </text:span><text:span text:style-name="T4">m</text:span></text:p>
                </table:table-cell>
                <table:table-cell table:style-name="Tableau8.B6" office:value-type="string">
                  <text:p text:style-name="P30">Larg. Houp. Riv. : <text:span text:style-name="T3"><text:placeholder text:placeholder-type="text">&lt;evol.larghoupriv&gt;</text:placeholder></text:span><text:span text:style-name="T3"> </text:span><text:span text:style-name="T4">m</text:span></text:p>
                </table:table-cell>
                <table:table-cell table:style-name="Tableau8.C6" office:value-type="string">
                  <text:p text:style-name="P30">Diam. Tronc : <text:span text:style-name="T3"><text:placeholder text:placeholder-type="text">&lt;evol.diamtronc&gt;</text:placeholder></text:span><text:span text:style-name="T3"> </text:span><text:span text:style-name="T4">cm</text:span></text:p>
                </table:table-cell>
              </table:table-row>
              <table:table-row>
                <table:table-cell table:style-name="Tableau8.A6" office:value-type="string">
                  <text:p text:style-name="P26">C<text:span text:style-name="T17">onduite : </text:span><text:span text:style-name="T3"><text:placeholder text:placeholder-type="text">&lt;evol.conduite&gt;</text:placeholder></text:span></text:p>
                </table:table-cell>
                <table:table-cell table:style-name="Tableau8.B6" office:value-type="string">
                  <text:p text:style-name="P31">Diam. Houp. : <text:span text:style-name="T3"><text:placeholder text:placeholder-type="text">&lt;evol.diamhoup&gt;</text:placeholder></text:span><text:span text:style-name="T3"> </text:span><text:span text:style-name="T4">m</text:span></text:p>
                </table:table-cell>
                <table:table-cell table:style-name="Tableau8.C6" office:value-type="string">
                  <text:p text:style-name="P31">Surf. Pied Arbre : <text:span text:style-name="T3"><text:placeholder text:placeholder-type="text">&lt;evol.surfacepiedarbre&gt;</text:placeholder></text:span><text:span text:style-name="T3"> </text:span><text:span text:style-name="T4">m²</text:span></text:p>
                </table:table-cell>
              </table:table-row>
              <table:table-row>
                <table:table-cell table:style-name="Tableau8.A6" office:value-type="string">
                  <text:p text:style-name="P27">G<text:span text:style-name="T17">rille : </text:span><text:span text:style-name="T3"><text:placeholder text:placeholder-type="text">&lt;evol.grille&gt;</text:placeholder></text:span></text:p>
                </table:table-cell>
                <table:table-cell table:style-name="Tableau8.B6" office:value-type="string">
                  <text:p text:style-name="P31">Ligne électrique : <text:span text:style-name="T3"><text:placeholder text:placeholder-type="text">&lt;evol.lignelec&gt;</text:placeholder></text:span></text:p>
                </table:table-cell>
                <table:table-cell table:style-name="Tableau8.C6" office:value-type="string">
                  <text:p text:style-name="P31">Sonde : <text:span text:style-name="T3"><text:placeholder text:placeholder-type="text">&lt;evol.sonde&gt;</text:placeholder></text:span></text:p>
                </table:table-cell>
              </table:table-row>
              <table:table-row>
                <table:table-cell table:style-name="Tableau8.A7" office:value-type="string">
                  <text:p text:style-name="P27">E<text:span text:style-name="T17">mpatement : </text:span><text:span text:style-name="T3"><text:placeholder text:placeholder-type="text">&lt;evol.empmat&gt;</text:placeholder></text:span></text:p>
                </table:table-cell>
                <table:table-cell table:style-name="Tableau8.B7" office:value-type="string">
                  <text:p text:style-name="P32">Arrosage : <text:span text:style-name="T3"><text:placeholder text:placeholder-type="text">&lt;evol.arrosage&gt;</text:placeholder></text:span></text:p>
                </table:table-cell>
                <table:table-cell table:style-name="Tableau8.C7" office:value-type="string">
                  <text:p text:style-name="P32">Environnement : <text:span text:style-name="T3"><text:placeholder text:placeholder-type="text">&lt;evol.environnement&gt;</text:placeholder></text:span></text:p>
                </table:table-cell>
              </table:table-row>
            </table:table>
            <text:p text:style-name="P22"/>
          </table:table-cell>
        </table:table-row>
        <table:table-row>
          <table:table-cell table:style-name="Tableau6.A1" office:value-type="string">
            <text:p text:style-name="P40"><text:placeholder text:placeholder-type="text">&lt;/for&gt;</text:placeholder></text:p>
          </table:table-cell>
        </table:table-row>
      </table:table>
      <text:p text:style-name="P5"/>
      <text:p text:style-name="P41">Plan de situation :</text:p>
      <text:p text:style-name="P6"><draw:frame draw:style-name="fr1" draw:name="image: (StringIO(str(arbre.image_map)), 'image/jpeg')" text:anchor-type="paragraph" svg:x="0.021cm" svg:y="0.178cm" svg:width="17.974cm" svg:height="10.881cm" draw:z-index="4"><draw:text-box><text:p text:style-name="P10"/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15">P</text:span>hoto :</text:p>
      <text:p text:style-name="P4"><draw:frame draw:style-name="fr1" draw:name="image: (StringIO(str(arbre.photo)), 'image/jpeg')" text:anchor-type="paragraph" svg:x="0.004cm" svg:y="0.044cm" svg:width="17.992cm" svg:height="11.575cm" draw:z-index="5"><draw:text-box><text:p text:style-name="P10"/></draw:text-box></draw:frame></text:p>
      <text:p text:style-name="P3"/>
      <text:p text:style-name="P3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ans1" svg:font-family="'Liberation Sans'" style:font-adornments="Regular" style:font-family-generic="swiss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3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creation-date>2008-06-07T15:28:22</meta:creation-date>
    <dc:date>2009-01-10T16:03:33</dc:date>
    <meta:editing-cycles>1</meta:editing-cycles>
    <meta:editing-duration>PT0S</meta:editing-duration>
    <meta:document-statistic meta:table-count="5" meta:image-count="1" meta:object-count="0" meta:page-count="4" meta:paragraph-count="43" meta:word-count="148" meta:character-count="1142" meta:non-whitespace-character-count="1036"/>
    <meta:user-defined meta:name="Info 1"/>
    <meta:user-defined meta:name="Info 2"/>
    <meta:user-defined meta:name="Info 3"/>
    <meta:user-defined meta:name="Info 4"/>
  </office:meta>
</office:document-meta>
</file>